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216.45pt"/>
    </style:style>
    <style:style style:name="co49" style:family="table-column">
      <style:table-column-properties fo:break-before="auto" style:column-width="54.91pt"/>
    </style:style>
    <style:style style:name="co50" style:family="table-column">
      <style:table-column-properties fo:break-before="auto" style:column-width="82.26pt"/>
    </style:style>
    <style:style style:name="co51" style:family="table-column">
      <style:table-column-properties fo:break-before="auto" style:column-width="44.19pt"/>
    </style:style>
    <style:style style:name="co52" style:family="table-column">
      <style:table-column-properties fo:break-before="auto" style:column-width="98.84pt"/>
    </style:style>
    <style:style style:name="co53" style:family="table-column">
      <style:table-column-properties fo:break-before="auto" style:column-width="122.06pt"/>
    </style:style>
    <style:style style:name="co54" style:family="table-column">
      <style:table-column-properties fo:break-before="auto" style:column-width="120.84pt"/>
    </style:style>
    <style:style style:name="co55" style:family="table-column">
      <style:table-column-properties fo:break-before="auto" style:column-width="145.76pt"/>
    </style:style>
    <style:style style:name="co56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/>
    <style:style style:name="ce20" style:family="table-cell" style:parent-style-name="Default" style:data-style-name="N103">
      <style:table-cell-properties style:rotation-align="none"/>
    </style:style>
    <style:style style:name="ce21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2" style:family="table-cell" style:parent-style-name="Default" style:data-style-name="N3"/>
    <style:style style:name="ce23" style:family="table-cell" style:parent-style-name="Default" style:data-style-name="N3">
      <style:table-cell-properties style:rotation-align="none"/>
    </style:style>
    <style:style style:name="ce24" style:family="table-cell" style:parent-style-name="Default" style:data-style-name="N103">
      <style:table-cell-properties fo:background-color="transparent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 style:data-style-name="N103">
      <style:table-cell-properties fo:background-color="#ffff00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1"/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19"/>
        <table:table-column table:style-name="co34" table:default-cell-style-name="ce22"/>
        <table:table-column table:style-name="co30" table:default-cell-style-name="Default"/>
        <table:table-column table:style-name="co35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1" calcext:value-type="currency">
            <text:p>$1,501</text:p>
          </table:table-cell>
          <table:table-cell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9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9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9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080" calcext:value-type="currency">
            <text:p>$1,08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180" calcext:value-type="currency">
            <text:p>$1,18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9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20" office:value-type="currency" office:currency="USD" office:value="1070" calcext:value-type="currency">
            <text:p>$1,070</text:p>
          </table:table-cell>
          <table:table-cell table:style-name="ce23" office:value-type="float" office:value="1180" calcext:value-type="float">
            <text:p>1,18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20" office:value-type="currency" office:currency="USD" office:value="1260" calcext:value-type="currency">
            <text:p>$1,260</text:p>
          </table:table-cell>
          <table:table-cell table:style-name="ce23" office:value-type="float" office:value="983" calcext:value-type="float">
            <text:p>983</text:p>
          </table:table-cell>
          <table:table-cell table:style-name="ce20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20" office:value-type="currency" office:currency="USD" office:value="1345" calcext:value-type="currency">
            <text:p>$1,345</text:p>
          </table:table-cell>
          <table:table-cell table:style-name="ce23" office:value-type="float" office:value="853" calcext:value-type="float">
            <text:p>853</text:p>
          </table:table-cell>
          <table:table-cell table:style-name="ce20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20" office:value-type="currency" office:currency="USD" office:value="1379" calcext:value-type="currency">
            <text:p>$1,379</text:p>
          </table:table-cell>
          <table:table-cell table:style-name="ce23" office:value-type="float" office:value="995" calcext:value-type="float">
            <text:p>995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20" office:value-type="currency" office:currency="USD" office:value="1384" calcext:value-type="currency">
            <text:p>$1,384</text:p>
          </table:table-cell>
          <table:table-cell table:style-name="ce23" office:value-type="float" office:value="1144" calcext:value-type="float">
            <text:p>1,144</text:p>
          </table:table-cell>
          <table:table-cell table:style-name="ce20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20" office:value-type="currency" office:currency="USD" office:value="1408" calcext:value-type="currency">
            <text:p>$1,408</text:p>
          </table:table-cell>
          <table:table-cell table:style-name="ce23" office:value-type="float" office:value="912" calcext:value-type="float">
            <text:p>912</text:p>
          </table:table-cell>
          <table:table-cell table:style-name="ce20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20" office:value-type="currency" office:currency="USD" office:value="1499" calcext:value-type="currency">
            <text:p>$1,499</text:p>
          </table:table-cell>
          <table:table-cell table:style-name="ce23" office:value-type="float" office:value="1050" calcext:value-type="float">
            <text:p>1,050</text:p>
          </table:table-cell>
          <table:table-cell table:style-name="ce20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20" office:value-type="currency" office:currency="USD" office:value="1499" calcext:value-type="currency">
            <text:p>$1,499</text:p>
          </table:table-cell>
          <table:table-cell table:style-name="ce23" office:value-type="float" office:value="902" calcext:value-type="float">
            <text:p>902</text:p>
          </table:table-cell>
          <table:table-cell table:style-name="ce20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20" office:value-type="currency" office:currency="USD" office:value="1505" calcext:value-type="currency">
            <text:p>$1,505</text:p>
          </table:table-cell>
          <table:table-cell table:style-name="ce23" office:value-type="float" office:value="1083" calcext:value-type="float">
            <text:p>1,083</text:p>
          </table:table-cell>
          <table:table-cell table:style-name="ce20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20" office:value-type="currency" office:currency="USD" office:value="1575" calcext:value-type="currency">
            <text:p>$1,575</text:p>
          </table:table-cell>
          <table:table-cell table:style-name="ce23" office:value-type="float" office:value="1359" calcext:value-type="float">
            <text:p>1,359</text:p>
          </table:table-cell>
          <table:table-cell table:style-name="ce20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20" office:value-type="currency" office:currency="USD" office:value="1639" calcext:value-type="currency">
            <text:p>$1,639</text:p>
          </table:table-cell>
          <table:table-cell table:style-name="ce23" office:value-type="float" office:value="1100" calcext:value-type="float">
            <text:p>1,100</text:p>
          </table:table-cell>
          <table:table-cell table:style-name="ce20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20" office:value-type="currency" office:currency="USD" office:value="1708" calcext:value-type="currency">
            <text:p>$1,708</text:p>
          </table:table-cell>
          <table:table-cell table:style-name="ce23" office:value-type="float" office:value="1180" calcext:value-type="float">
            <text:p>1,180</text:p>
          </table:table-cell>
          <table:table-cell table:style-name="ce20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20" office:value-type="currency" office:currency="USD" office:value="1848" calcext:value-type="currency">
            <text:p>$1,848</text:p>
          </table:table-cell>
          <table:table-cell table:style-name="ce23" office:value-type="float" office:value="1120" calcext:value-type="float">
            <text:p>1,120</text:p>
          </table:table-cell>
          <table:table-cell table:style-name="ce20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20" office:value-type="currency" office:currency="USD" office:value="1950" calcext:value-type="currency">
            <text:p>$1,950</text:p>
          </table:table-cell>
          <table:table-cell table:style-name="ce23" office:value-type="float" office:value="1181" calcext:value-type="float">
            <text:p>1,181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20" office:value-type="currency" office:currency="USD" office:value="1980" calcext:value-type="currency">
            <text:p>$1,980</text:p>
          </table:table-cell>
          <table:table-cell table:style-name="ce23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20" office:value-type="currency" office:currency="USD" office:value="2155" calcext:value-type="currency">
            <text:p>$2,155</text:p>
          </table:table-cell>
          <table:table-cell table:style-name="ce23" office:value-type="float" office:value="1396" calcext:value-type="float">
            <text:p>1,396</text:p>
          </table:table-cell>
          <table:table-cell table:style-name="ce20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20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9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9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1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4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9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9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19"/>
        <table:table-column table:style-name="co38" table:default-cell-style-name="ce27"/>
        <table:table-column table:style-name="co39" table:default-cell-style-name="ce30"/>
        <table:table-column table:style-name="co40" table:default-cell-style-name="ce19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4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4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4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4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25" office:value-type="string" calcext:value-type="string">
            <text:p>Candlewood Suites Austin N-Cedar Park</text:p>
          </table:table-cell>
          <table:table-cell table:style-name="ce26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26" office:value-type="currency" office:currency="USD" office:value="94809" calcext:value-type="currency">
            <text:p>$94,809</text:p>
          </table:table-cell>
          <table:table-cell table:style-name="ce25" office:value-type="string" calcext:value-type="string">
            <text:p>Cedar Park</text:p>
          </table:table-cell>
          <table:table-cell table:style-name="ce25" office:value-type="float" office:value="78613" calcext:value-type="float">
            <text:p>78613</text:p>
          </table:table-cell>
          <table:table-cell table:style-name="ce25" office:value-type="string" calcext:value-type="string">
            <text:p>1100 Cottonwood Creek Trl, Cedar Park, TX 78613</text:p>
          </table:table-cell>
          <table:table-cell table:style-name="ce25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5" table:number-columns-repeated="1015"/>
        </table:table-row>
        <table:table-row table:style-name="ro1">
          <table:table-cell table:style-name="ce25" office:value-type="string" calcext:value-type="string">
            <text:p>Candlewood Suites Georgetown</text:p>
          </table:table-cell>
          <table:table-cell table:style-name="ce26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85219" calcext:value-type="currency">
            <text:p>$85,219</text:p>
          </table:table-cell>
          <table:table-cell table:style-name="ce25" office:value-type="string" calcext:value-type="string">
            <text:p>Georgetown</text:p>
          </table:table-cell>
          <table:table-cell table:style-name="ce25" office:value-type="float" office:value="78628" calcext:value-type="float">
            <text:p>78628</text:p>
          </table:table-cell>
          <table:table-cell table:style-name="ce25" office:value-type="string" calcext:value-type="string">
            <text:p>451 N Interstate 35, Georgetown, TX 78628</text:p>
          </table:table-cell>
          <table:table-cell table:style-name="ce25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WoodSpring Suites Signature Austin South Central</text:p>
          </table:table-cell>
          <table:table-cell table:style-name="ce26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45691" calcext:value-type="currency">
            <text:p>$45,691</text:p>
          </table:table-cell>
          <table:table-cell table:style-name="ce25" office:value-type="string" calcext:value-type="string">
            <text:p>Austin South</text:p>
          </table:table-cell>
          <table:table-cell table:style-name="ce25" office:value-type="float" office:value="78744" calcext:value-type="float">
            <text:p>78744</text:p>
          </table:table-cell>
          <table:table-cell table:style-name="ce25" office:value-type="string" calcext:value-type="string">
            <text:p>4911 N Interstate 35 Frontage Rd, Intersection: Teri Road from I-35, Austin, TX 78744</text:p>
          </table:table-cell>
          <table:table-cell table:style-name="ce25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WoodSpring Suites Austin Round Rock</text:p>
          </table:table-cell>
          <table:table-cell table:style-name="ce26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102528" calcext:value-type="currency">
            <text:p>$102,528</text:p>
          </table:table-cell>
          <table:table-cell table:style-name="ce25" office:value-type="string" calcext:value-type="string">
            <text:p>Round Rock</text:p>
          </table:table-cell>
          <table:table-cell table:style-name="ce25" office:value-type="float" office:value="78681" calcext:value-type="float">
            <text:p>78681</text:p>
          </table:table-cell>
          <table:table-cell table:style-name="ce25" office:value-type="string" calcext:value-type="string">
            <text:p>1950 N Interstate 35, I-35 &amp; Old Settlers Blvd, Round Rock, TX 78681</text:p>
          </table:table-cell>
          <table:table-cell table:style-name="ce25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ce19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erage Commute time</text:p>
            <text:p>(No Traffic)</text:p>
          </table:table-cell>
          <table:table-cell table:style-name="ce6" office:value-type="string" calcext:value-type="string">
            <text:p>Time to Apple (minutes)</text:p>
            <text:p>Lonestar Campus</text:p>
            <text:p>(No Traffic)</text:p>
          </table:table-cell>
          <table:table-cell table:style-name="ce6" office:value-type="string" calcext:value-type="string">
            <text:p>Time to Google</text:p>
            <text:p>Downtown Austin (No traffic)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34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number-columns-repeated="8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20" office:value-type="currency" office:currency="USD" office:value="1260" calcext:value-type="currency">
            <text:p>$1,260</text:p>
          </table:table-cell>
          <table:table-cell table:style-name="ce23" office:value-type="float" office:value="983" calcext:value-type="float">
            <text:p>983</text:p>
          </table:table-cell>
          <table:table-cell table:style-name="ce20"/>
          <table:table-cell table:style-name="ce8" office:value-type="float" office:value="9" calcext:value-type="float">
            <text:p>9</text:p>
          </table:table-cell>
          <table:table-cell table:style-name="ce8" table:formula="of:=AVERAGE([.I8:.J8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table:style-name="ce19" office:value-type="currency" office:currency="USD" office:value="1280" calcext:value-type="currency">
            <text:p>$1,280</text:p>
          </table:table-cell>
          <table:table-cell table:style-name="ce22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8" table:formula="of:=AVERAGE([.I9:.J9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table:style-name="ce19" office:value-type="currency" office:currency="USD" office:value="1300" calcext:value-type="currency">
            <text:p>$1,300</text:p>
          </table:table-cell>
          <table:table-cell table:style-name="ce22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8" table:formula="of:=AVERAGE([.I10:.J10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table:style-name="ce19" office:value-type="currency" office:currency="USD" office:value="1309" calcext:value-type="currency">
            <text:p>$1,309</text:p>
          </table:table-cell>
          <table:table-cell table:style-name="ce22" office:value-type="float" office:value="1038" calcext:value-type="float">
            <text:p>1,038</text:p>
          </table:table-cell>
          <table:table-cell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style-name="ce8" table:formula="of:=AVERAGE([.I11:.J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20" office:value-type="currency" office:currency="USD" office:value="1345" calcext:value-type="currency">
            <text:p>$1,345</text:p>
          </table:table-cell>
          <table:table-cell table:style-name="ce23" office:value-type="float" office:value="853" calcext:value-type="float">
            <text:p>853</text:p>
          </table:table-cell>
          <table:table-cell table:style-name="ce20"/>
          <table:table-cell table:style-name="ce8" office:value-type="float" office:value="7" calcext:value-type="float">
            <text:p>7</text:p>
          </table:table-cell>
          <table:table-cell table:style-name="ce8" table:formula="of:=AVERAGE([.I12:.J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20" office:value-type="currency" office:currency="USD" office:value="1379" calcext:value-type="currency">
            <text:p>$1,379</text:p>
          </table:table-cell>
          <table:table-cell table:style-name="ce23" office:value-type="float" office:value="995" calcext:value-type="float">
            <text:p>995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AVERAGE([.I13:.J13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20" office:value-type="currency" office:currency="USD" office:value="1384" calcext:value-type="currency">
            <text:p>$1,384</text:p>
          </table:table-cell>
          <table:table-cell table:style-name="ce23" office:value-type="float" office:value="1144" calcext:value-type="float">
            <text:p>1,144</text:p>
          </table:table-cell>
          <table:table-cell table:style-name="ce20"/>
          <table:table-cell table:style-name="ce8" office:value-type="float" office:value="5" calcext:value-type="float">
            <text:p>5</text:p>
          </table:table-cell>
          <table:table-cell table:style-name="ce8" table:formula="of:=AVERAGE([.I14:.J14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35" office:value-type="string" calcext:value-type="string" table:number-columns-spanned="2" table:number-rows-spanned="1">
            <text:p>Leander, Nameless, Volente</text:p>
          </table:table-cell>
          <table:covered-table-cell/>
          <table:table-cell table:number-columns-repeated="8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table:style-name="ce19" office:value-type="currency" office:currency="USD" office:value="1055" calcext:value-type="currency">
            <text:p>$1,055</text:p>
          </table:table-cell>
          <table:table-cell table:style-name="ce22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I17:.J17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table:style-name="ce19" office:value-type="currency" office:currency="USD" office:value="1130" calcext:value-type="currency">
            <text:p>$1,130</text:p>
          </table:table-cell>
          <table:table-cell table:style-name="ce22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I18:.J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table:style-name="ce19" office:value-type="currency" office:currency="USD" office:value="1250" calcext:value-type="currency">
            <text:p>$1,250</text:p>
          </table:table-cell>
          <table:table-cell table:style-name="ce22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I19:.J19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table:style-name="ce19" office:value-type="currency" office:currency="USD" office:value="1275" calcext:value-type="currency">
            <text:p>$1,275</text:p>
          </table:table-cell>
          <table:table-cell table:style-name="ce22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I20:.J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table:style-name="ce19" office:value-type="currency" office:currency="USD" office:value="1347" calcext:value-type="currency">
            <text:p>$1,347</text:p>
          </table:table-cell>
          <table:table-cell table:style-name="ce22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I21:.J21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36" office:value-type="string" calcext:value-type="string" table:number-columns-spanned="2" table:number-rows-spanned="1">
            <text:p>Georgetown, Cimmarron Hills</text:p>
          </table:table-cell>
          <table:covered-table-cell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table:style-name="ce19"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I24:.J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table:style-name="ce19"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I25:.J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1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4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formula="of:=AVERAGE([.I26:.J26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table:style-name="ce19" office:value-type="currency" office:currency="USD" office:value="1185" calcext:value-type="currency">
            <text:p>$1,185</text:p>
          </table:table-cell>
          <table:table-cell table:style-name="ce22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I27:.J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table:style-name="ce19"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I28:.J28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3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number-columns-repeated="8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table:style-name="ce19"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I31:.J31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table:style-name="ce19"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I32:.J32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table:style-name="ce19"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I33:.J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5" table:style-name="ta1">
        <table:table-column table:style-name="co30" table:default-cell-style-name="ce8"/>
        <table:table-column table:style-name="co56" table:default-cell-style-name="ce8"/>
        <table:table-column table:style-name="co30" table:default-cell-style-name="ce8"/>
        <table:table-column table:style-name="co30" table:default-cell-style-name="ce20"/>
        <table:table-column table:style-name="co30" table:default-cell-style-name="ce23"/>
        <table:table-column table:style-name="co30" table:default-cell-style-name="ce20"/>
        <table:table-column table:style-name="co30" table:default-cell-style-name="ce8"/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070" calcext:value-type="currency">
            <text:p>$1,070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345" calcext:value-type="currency">
            <text:p>$1,345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995" calcext:value-type="float">
            <text:p>995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84" calcext:value-type="currency">
            <text:p>$1,384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408" calcext:value-type="currency">
            <text:p>$1,408</text:p>
          </table:table-cell>
          <table:table-cell office:value-type="float" office:value="912" calcext:value-type="float">
            <text:p>912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902" calcext:value-type="float">
            <text:p>90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505" calcext:value-type="currency">
            <text:p>$1,505</text:p>
          </table:table-cell>
          <table:table-cell office:value-type="float" office:value="1083" calcext:value-type="float">
            <text:p>1,0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639" calcext:value-type="currency">
            <text:p>$1,639</text:p>
          </table:table-cell>
          <table:table-cell office:value-type="float" office:value="1100" calcext:value-type="float">
            <text:p>1,100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950" calcext:value-type="currency">
            <text:p>$1,950</text:p>
          </table:table-cell>
          <table:table-cell office:value-type="float" office:value="1181" calcext:value-type="float">
            <text:p>1,18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 table:style-name="Default"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155" calcext:value-type="currency">
            <text:p>$2,155</text:p>
          </table:table-cell>
          <table:table-cell office:value-type="float" office:value="1396" calcext:value-type="float">
            <text:p>1,396</text:p>
          </table:table-cell>
          <table:table-cell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4T21:31:59.989359612</dc:date>
    <meta:editing-duration>P14DT17H30M37S</meta:editing-duration>
    <meta:editing-cycles>192</meta:editing-cycles>
    <meta:generator>LibreOffice/5.1.6.2$Linux_X86_64 LibreOffice_project/10m0$Build-2</meta:generator>
    <meta:document-statistic meta:table-count="5" meta:cell-count="4253" meta:object-count="0"/>
  </office:meta>
</office:document-meta>
</file>